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1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olomon Sebag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6 January 1853</text:p>
      <text:p text:style-name="P2">Month<text:tab/><text:tab/><text:tab/><text:tab/><text:tab/><text:tab/>January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London/</text:p>
      <text:p text:style-name="P4">January 6th(/)53/</text:p>
      <text:p text:style-name="P2">Revnd. S. Morais/</text:p>
      <text:p text:style-name="P2">Dear Sir/</text:p>
      <text:p text:style-name="P2"><text:tab/>My object in addressing you is two-fold./ <text:s/>Firstly to acknowledge the receipt of a letter which/ you sent me some time since, and secondly concern-/ing a communication received from you through/ the means of Mr. Picciotti. <text:s/>Respecting the former/ I must indeed thank you for your kind letter/ and likewise for the purchase of the six Books/ which I sent you, and for which I received/ the money. <text:s/>In your letter I was happy to/ find that you were in the Enjoyment of good/ health, and for the delay in the reply I trust/ you will excuse me. <text:s/>Now regarding the latter:/ the more important subject. <text:s/>In accordance/ with your wishes expressed in your letter Mr Piccioti/ last week sent for me and informed me that there/ was a situation vacant in Philadelphia/ for a Hebrew master at a rate of 400 doll p annum/ and requiring five hours a day service/</text:p>
      <text:p text:style-name="P2"><text:soft-page-break/>[Page 2]</text:p>
      <text:p text:style-name="P2">This undoubtedly sir, is a good opening for me,/ so there is not much chance of Promotion in this/ country, and one which I would accept,/ but but there is one great drawback, and one which/ will at the present moment debar me from seek-/ing after any situation abroad: I will ex/plain the drawback to you. <text:s/>Some time/ since I lost a sister of the age of 25 years/ she was the only child with my mother who/ is rather ailing such being the case my/ mother is left very dull and solitary, and/ particularly looks to me to give her some assist/ance, and afford her a little pleasure in so/ lamentable a condition, and you will agree/ with me when I say it is my duty to [?]./</text:p>
      <text:p text:style-name="P2">This it is sir that prevents me from seeking/ after a situation which no doubt would eventu-/ally be very lucrative and to occupy such,/ that I should be the object of your consideration/ I must sincerely thank you and be grate/ful to yours for your interest in me, and/ at any time that I, in London should be able/ to do any [crossed-out: thin] favor I shall be most willing/</text:p>
      <text:p text:style-name="P2"/>
      <text:p text:style-name="P2">[Page 3]</text:p>
      <text:p text:style-name="P2">to do so. <text:s/>If you will not think it a liberty/ I will address you again in a short time/ and then I will inform you all particu/lars concerning the affairs of the Portuguese/ nation, but at present I must think of/ concluding. <text:s/>Mr Nands desires me to/ beg that you will excuse his short-/comings in not writing to you, he is aware/ that he is indebted to you a very long/ letter, which he will shortly pay you./ <text:s/>Trusting that you may receive this letter/ in the enjoyment of good health./</text:p>
      <text:p text:style-name="P2"><text:tab/>I beg/</text:p>
      <text:p text:style-name="P2"><text:tab/><text:tab/>to remain/</text:p>
      <text:p text:style-name="P2"><text:tab/>yours most sincerely/</text:p>
      <text:p text:style-name="P2"><text:tab/><text:tab/>S. Sebag/</text:p>
      <text:p text:style-name="P2">13 Bevi Marks./</text:p>
      <text:p text:style-name="P2"/>
      <text:p text:style-name="P2">[Page 4]</text:p>
      <text:p text:style-name="P2">Revnd. S. Morais/</text:p>
      <text:p text:style-name="P2">Reader of the Portuguese Synagogue/</text:p>
      <text:p text:style-name="P2">Philadelphia/</text:p>
      <text:p text:style-name="P2">Americ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09:17:45</meta:creation-date>
    <dc:date>2011-12-12T11:29:46.14</dc:date>
    <dc:language>en-US</dc:language>
    <meta:editing-cycles>3</meta:editing-cycles>
    <meta:editing-duration>PT00H28M33S</meta:editing-duration>
    <meta:document-statistic meta:table-count="0" meta:image-count="0" meta:object-count="0" meta:page-count="3" meta:paragraph-count="81" meta:word-count="651" meta:character-count="3879"/>
    <dc:creator>Penn Libraries</dc:creator>
    <meta:user-defined meta:name="Info 1"/>
    <meta:user-defined meta:name="Info 2"/>
    <meta:user-defined meta:name="Info 3"/>
    <meta:user-defined meta:name="Info 4"/>
  </office:meta>
</office:document-meta>
</file>